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993C2CFF43CF6E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05cm" svg:height="1.805cm" svg:x="10.16cm" svg:y="7.874cm">
          <draw:image xlink:href="Pictures/100002010000004000000040993C2CFF43CF6E71.png" xlink:type="simple" xlink:show="embed" xlink:actuate="onLoad">
            <text:p text:style-name="P1">x</text:p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6-04-11T14:45:50.638361975</meta:creation-date>
    <dc:date>2016-04-11T14:46:24.383175534</dc:date>
    <dc:creator>Miklos </dc:creator>
    <meta:editing-duration>PT34S</meta:editing-duration>
    <meta:editing-cycles>1</meta:editing-cycles>
    <meta:document-statistic meta:object-count="24"/>
    <meta:generator>LibreOfficeDev/5.2.0.0.alpha0$Linux_X86_64 LibreOffice_project/eb9f6232bd814706ff54f0f81da84d7d5817322c</meta:generator>
  </office:meta>
</office:document-meta>
</file>